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MP1">
      <style:table-properties style:width="13.753cm" fo:margin-left="-0.026cm" style:page-number="auto" fo:break-before="page" table:align="left" style:shadow="#000000 0.18cm 0.18cm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2.579cm"/>
    </style:style>
    <style:style style:name="Tabla1.C" style:family="table-column">
      <style:table-column-properties style:column-width="2.618cm"/>
    </style:style>
    <style:style style:name="Tabla1.D" style:family="table-column">
      <style:table-column-properties style:column-width="2.297cm"/>
    </style:style>
    <style:style style:name="Tabla1.E" style:family="table-column">
      <style:table-column-properties style:column-width="2.085cm"/>
    </style:style>
    <style:style style:name="Tabla1.F" style:family="table-column">
      <style:table-column-properties style:column-width="1.582cm"/>
    </style:style>
    <style:style style:name="Tabla1.1" style:family="table-row">
      <style:table-row-properties style:min-row-height="0.45cm" style:use-optimal-row-height="false"/>
    </style:style>
    <style:style style:name="Tabla1.A1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1pt solid #000001" fo:border-bottom="none">
        <style:background-image/>
      </style:table-cell-properties>
    </style:style>
    <style:style style:name="Tabla1.E1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a1.2" style:family="table-row">
      <style:table-row-properties style:min-row-height="0.953cm" style:use-optimal-row-height="false"/>
    </style:style>
    <style:style style:name="Tabla1.A2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1.A3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1.E3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1.E4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1.A6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1.C6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1.C9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Tabla1.D9" style:family="table-cell">
      <style:table-cell-properties style:vertical-align="bottom" fo:background-color="#ffffff" fo:padding-left="0.123cm" fo:padding-right="0.123cm" fo:padding-top="0cm" fo:padding-bottom="0cm" fo:border="1pt solid #000001">
        <style:background-image/>
      </style:table-cell-properties>
    </style:style>
    <style:style style:name="Tabla1.A11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a1.D11" style:family="table-cell" style:data-style-name="N10105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1.16" style:family="table-row">
      <style:table-row-properties style:min-row-height="0.93cm" style:use-optimal-row-height="false"/>
    </style:style>
    <style:style style:name="Tabla1.B16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1.B17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1.C17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1.D17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1.E17" style:family="table-cell">
      <style:table-cell-properties style:vertical-align="bottom" fo:background-color="#ffffff" fo:padding="0.123cm" fo:border="1pt solid #000001">
        <style:background-image/>
      </style:table-cell-properties>
    </style:style>
    <style:style style:name="Tabla1.A18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a1.B18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1.C18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1.D18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1.E18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1.19" style:family="table-row">
      <style:table-row-properties style:min-row-height="2.63cm" style:use-optimal-row-height="false"/>
    </style:style>
    <style:style style:name="Tabla1.A19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1.A21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0.5pt solid #000001">
        <style:background-image/>
      </style:table-cell-properties>
    </style:style>
    <style:style style:name="Tabla1.A22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22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a1.25" style:family="table-row">
      <style:table-row-properties style:min-row-height="0.476cm" style:use-optimal-row-height="false"/>
    </style:style>
    <style:style style:name="Tabla2" style:family="table">
      <style:table-properties style:width="13.753cm" fo:margin-left="-0.026cm" fo:break-before="column" table:align="left" style:shadow="#000000 0.18cm 0.18cm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2.579cm"/>
    </style:style>
    <style:style style:name="Tabla2.C" style:family="table-column">
      <style:table-column-properties style:column-width="2.618cm"/>
    </style:style>
    <style:style style:name="Tabla2.D" style:family="table-column">
      <style:table-column-properties style:column-width="2.297cm"/>
    </style:style>
    <style:style style:name="Tabla2.E" style:family="table-column">
      <style:table-column-properties style:column-width="2.085cm"/>
    </style:style>
    <style:style style:name="Tabla2.F" style:family="table-column">
      <style:table-column-properties style:column-width="1.582cm"/>
    </style:style>
    <style:style style:name="Tabla2.1" style:family="table-row">
      <style:table-row-properties style:min-row-height="0.45cm" style:use-optimal-row-height="false"/>
    </style:style>
    <style:style style:name="Tabla2.A1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1pt solid #000001" fo:border-bottom="none">
        <style:background-image/>
      </style:table-cell-properties>
    </style:style>
    <style:style style:name="Tabla2.E1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a2.2" style:family="table-row">
      <style:table-row-properties style:min-row-height="0.953cm" style:use-optimal-row-height="false"/>
    </style:style>
    <style:style style:name="Tabla2.A2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2.A3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2.E3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2.E4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2.A6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2.C6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2.C9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Tabla2.D9" style:family="table-cell">
      <style:table-cell-properties style:vertical-align="bottom" fo:background-color="#ffffff" fo:padding-left="0.123cm" fo:padding-right="0.123cm" fo:padding-top="0cm" fo:padding-bottom="0cm" fo:border="1pt solid #000001">
        <style:background-image/>
      </style:table-cell-properties>
    </style:style>
    <style:style style:name="Tabla2.A11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a2.D11" style:family="table-cell" style:data-style-name="N10105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2.16" style:family="table-row">
      <style:table-row-properties style:min-row-height="0.93cm" style:use-optimal-row-height="false"/>
    </style:style>
    <style:style style:name="Tabla2.B16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2.B17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2.C17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2.D17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2.E17" style:family="table-cell">
      <style:table-cell-properties style:vertical-align="bottom" fo:background-color="#ffffff" fo:padding="0.123cm" fo:border="1pt solid #000001">
        <style:background-image/>
      </style:table-cell-properties>
    </style:style>
    <style:style style:name="Tabla2.A18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a2.B18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2.C18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2.D18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2.E18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2.19" style:family="table-row">
      <style:table-row-properties style:min-row-height="2.63cm" style:use-optimal-row-height="false"/>
    </style:style>
    <style:style style:name="Tabla2.A19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2.A21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0.5pt solid #000001">
        <style:background-image/>
      </style:table-cell-properties>
    </style:style>
    <style:style style:name="Tabla2.A22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none">
        <style:background-image/>
      </style:table-cell-properties>
    </style:style>
    <style:style style:name="Tabla2.B22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a2.25" style:family="table-row">
      <style:table-row-properties style:min-row-height="0.476cm" style:use-optimal-row-height="fals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dcb5a" officeooo:paragraph-rsid="0011bd74" fo:background-color="#ffff00" style:font-name-asian="Times New Roman" style:font-size-asian="8pt" style:language-asian="es" style:country-asian="ES" style:font-name-complex="Arial1" style:font-size-complex="8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dcb5a" officeooo:paragraph-rsid="003f6fbd" fo:background-color="#ffff00" style:font-name-asian="Times New Roman" style:font-size-asian="8pt" style:language-asian="es" style:country-asian="ES" style:font-name-complex="Arial1" style:font-size-complex="8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1" fo:font-size="8pt" fo:font-weight="bold" officeooo:paragraph-rsid="0011bd74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11bd74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3f6fbd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8pt" fo:font-weight="bold" officeooo:paragraph-rsid="003f6fbd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3c80de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3f6fbd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1" fo:font-size="8pt" fo:font-weight="bold" officeooo:rsid="00132bdb" officeooo:paragraph-rsid="00132bdb" fo:background-color="transparent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8pt" fo:font-weight="bold" officeooo:rsid="00132bdb" officeooo:paragraph-rsid="003f6fbd" fo:background-color="transparent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11bd74" style:font-name-asian="Times New Roman" style:font-size-asian="8pt" style:language-asian="es" style:country-asian="ES" style:font-name-complex="Arial1" style:font-size-complex="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officeooo:paragraph-rsid="0011bd74" style:font-name-asian="Times New Roman" style:font-size-asian="8pt" style:language-asian="es" style:country-asian="ES" style:font-name-complex="Arial1" style:font-size-complex="8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officeooo:paragraph-rsid="003f6fbd" style:font-name-asian="Times New Roman" style:font-size-asian="8pt" style:language-asian="es" style:country-asian="ES" style:font-name-complex="Arial1" style:font-size-complex="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1f92a5" style:font-name-asian="Times New Roman" style:font-size-asian="8pt" style:language-asian="es" style:country-asian="ES" style:font-name-complex="Arial1" style:font-size-complex="8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1e8957" style:font-name-asian="Times New Roman" style:font-size-asian="8pt" style:language-asian="es" style:country-asian="ES" style:font-name-complex="Arial1" style:font-size-complex="8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3f6fbd" style:font-name-asian="Times New Roman" style:font-size-asian="8pt" style:language-asian="es" style:country-asian="ES" style:font-name-complex="Arial1" style:font-size-complex="8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c0f99" officeooo:paragraph-rsid="0011bd74" style:font-name-asian="Times New Roman" style:font-size-asian="8pt" style:language-asian="es" style:country-asian="ES" style:font-name-complex="Arial1" style:font-size-complex="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c0f99" officeooo:paragraph-rsid="003f6fbd" style:font-name-asian="Times New Roman" style:font-size-asian="8pt" style:language-asian="es" style:country-asian="ES" style:font-name-complex="Arial1" style:font-size-complex="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dcb5a" officeooo:paragraph-rsid="0011bd74" fo:background-color="transparent" style:font-name-asian="Times New Roman" style:font-size-asian="8pt" style:language-asian="es" style:country-asian="ES" style:font-name-complex="Arial1" style:font-size-complex="8pt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11bd74" fo:background-color="transparent" style:font-name-asian="Times New Roman" style:font-size-asian="8pt" style:language-asian="es" style:country-asian="ES" style:font-name-complex="Arial1" style:font-size-complex="8pt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3f6fbd" fo:background-color="transparent" style:font-name-asian="Times New Roman" style:font-size-asian="8pt" style:language-asian="es" style:country-asian="ES" style:font-name-complex="Arial1" style:font-size-complex="8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dcb5a" officeooo:paragraph-rsid="003f6fbd" fo:background-color="transparent" style:font-name-asian="Times New Roman" style:font-size-asian="8pt" style:language-asian="es" style:country-asian="ES" style:font-name-complex="Arial1" style:font-size-complex="8pt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c0f99" officeooo:paragraph-rsid="001f49a5" fo:background-color="transparent" style:font-name-asian="Times New Roman" style:font-size-asian="8pt" style:language-asian="es" style:country-asian="ES" style:font-name-complex="Arial1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c0f99" officeooo:paragraph-rsid="003f6fbd" fo:background-color="transparent" style:font-name-asian="Times New Roman" style:font-size-asian="8pt" style:language-asian="es" style:country-asian="ES" style:font-name-complex="Arial1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1cbebf" fo:background-color="transparent" style:font-name-asian="Times New Roman" style:font-size-asian="8pt" style:language-asian="es" style:country-asian="ES" style:font-name-complex="Arial1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1cd39a" fo:background-color="transparent" style:font-name-asian="Times New Roman" style:font-size-asian="8pt" style:language-asian="es" style:country-asian="ES" style:font-name-complex="Arial1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3f6fbd" fo:background-color="transparent" style:font-name-asian="Times New Roman" style:font-size-asian="8pt" style:language-asian="es" style:country-asian="ES" style:font-name-complex="Arial1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fo:font-weight="normal" officeooo:rsid="000c0f99" officeooo:paragraph-rsid="003c8675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fo:font-weight="normal" officeooo:rsid="000c0f99" officeooo:paragraph-rsid="003f6fbd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weight="normal" officeooo:rsid="001ac71c" officeooo:paragraph-rsid="001b10a1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weight="normal" officeooo:rsid="001ac71c" officeooo:paragraph-rsid="003f6fbd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1d0b2a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1cd39a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3f6fbd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normal" fo:font-weight="normal" officeooo:rsid="0013ba01" officeooo:paragraph-rsid="001b10a1" fo:background-color="transparent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normal" fo:font-weight="normal" officeooo:rsid="0013ba01" officeooo:paragraph-rsid="003f6fbd" fo:background-color="transparent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047df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1ee15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3f6fbd"/>
    </style:style>
    <style:style style:name="P40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2d30ec" fo:background-color="transparent" style:font-name-asian="Times New Roman" style:font-size-asian="8pt" style:language-asian="es" style:country-asian="ES" style:font-name-complex="Arial1" style:font-size-complex="8pt"/>
    </style:style>
    <style:style style:name="P41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2da9e5" fo:background-color="transparent" style:font-name-asian="Times New Roman" style:font-size-asian="8pt" style:language-asian="es" style:country-asian="ES" style:font-name-complex="Arial1" style:font-size-complex="8pt"/>
    </style:style>
    <style:style style:name="P42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2a0c9c" fo:background-color="transparent" style:font-name-asian="Times New Roman" style:font-size-asian="8pt" style:language-asian="es" style:country-asian="ES" style:font-name-complex="Arial1" style:font-size-complex="8pt"/>
    </style:style>
    <style:style style:name="P43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3c80de" fo:background-color="transparent" style:font-name-asian="Times New Roman" style:font-size-asian="8pt" style:language-asian="es" style:country-asian="ES" style:font-name-complex="Arial1" style:font-size-complex="8pt"/>
    </style:style>
    <style:style style:name="P44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3f6fbd" fo:background-color="transparent" style:font-name-asian="Times New Roman" style:font-size-asian="8pt" style:language-asian="es" style:country-asian="ES" style:font-name-complex="Arial1" style:font-size-complex="8pt"/>
    </style:style>
    <style:style style:name="P45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2696f8" fo:background-color="transparent" style:font-name-asian="Times New Roman" style:font-size-asian="8pt" style:language-asian="es" style:country-asian="ES" style:font-name-complex="Arial1" style:font-size-complex="8pt"/>
    </style:style>
    <style:style style:name="P46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232555" fo:background-color="transparent" style:font-name-asian="Times New Roman" style:font-size-asian="8pt" style:language-asian="es" style:country-asian="ES" style:font-name-complex="Arial1" style:font-size-complex="8pt"/>
    </style:style>
    <style:style style:name="P47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3f6fbd" fo:background-color="transparent" style:font-name-asian="Times New Roman" style:font-size-asian="8pt" style:language-asian="es" style:country-asian="ES" style:font-name-complex="Arial1" style:font-size-complex="8pt"/>
    </style:style>
    <style:style style:name="P48" style:family="paragraph" style:parent-style-name="Standard">
      <style:text-properties officeooo:paragraph-rsid="0011bd74"/>
    </style:style>
    <style:style style:name="P49" style:family="paragraph" style:parent-style-name="Standard">
      <style:text-properties officeooo:rsid="003f6fbd" officeooo:paragraph-rsid="003f6fbd"/>
    </style:style>
    <style:style style:name="T1" style:family="text">
      <style:text-properties officeooo:rsid="00088f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ac71c" style:font-style-asian="italic" style:font-style-complex="italic"/>
    </style:style>
    <style:style style:name="T4" style:family="text">
      <style:text-properties fo:font-style="italic" fo:font-weight="normal" officeooo:rsid="0013ba01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ac71c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3ba01" fo:background-color="#ffffff" loext:char-shading-value="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3ba01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style:font-name="Arial1" fo:font-size="8pt" style:font-name-asian="Times New Roman" style:font-size-asian="8pt" style:language-asian="es" style:country-asian="ES" style:font-name-complex="Arial1" style:font-size-complex="8pt"/>
    </style:style>
    <style:style style:name="T9" style:family="text">
      <style:text-properties style:font-name="Arial1" fo:font-size="8pt" fo:font-style="normal" fo:font-weight="normal" officeooo:rsid="0013ba01" fo:background-color="transparent" loext:char-shading-value="0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T10" style:family="text">
      <style:text-properties officeooo:rsid="00128b3d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font-name="Arial"/>
    </style:style>
    <style:style style:name="T13" style:family="text">
      <style:text-properties officeooo:rsid="002f5606"/>
    </style:style>
    <style:style style:name="T14" style:family="text">
      <style:text-properties officeooo:rsid="003cfa10"/>
    </style:style>
    <number:currency-style style:name="N10105P0" style:volatile="true" number:language="es" number:country="ES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5" number:language="es" number:country="ES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10105P0"/>
    </number:currency-style>
  </office:automatic-styles>
  <office:body>
    <office:text>
      <office:forms form:automatic-focus="false" form:apply-design-mode="false"/>
      <text:variable-decls>
        <text:variable-decl office:value-type="float" text:name="emp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3">Empleador:</text:p>
          </table:table-cell>
          <table:covered-table-cell/>
          <table:table-cell table:style-name="Tabla1.A1" table:number-columns-spanned="2" office:value-type="string">
            <text:p text:style-name="P3">C.U.I.T. Empleador:</text:p>
          </table:table-cell>
          <table:covered-table-cell/>
          <table:table-cell table:style-name="Tabla1.E1" table:number-columns-spanned="2" office:value-type="string">
            <text:p text:style-name="P3">Beneficiario: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30"><text:text-input text:description="&lt;o.employeer_id.name&gt;">Name</text:text-input></text:p>
          </table:table-cell>
          <table:covered-table-cell/>
          <table:table-cell table:style-name="Tabla1.A2" table:number-columns-spanned="2" office:value-type="string">
            <text:p text:style-name="P35"><text:text-input text:description="&lt;o.employeer_id.cuit&gt;">Name</text:text-input></text:p>
          </table:table-cell>
          <table:covered-table-cell/>
          <table:table-cell table:style-name="Tabla1.A2" table:number-columns-spanned="2" office:value-type="string">
            <text:p text:style-name="P35"><text:text-input text:description="&lt;o.beneficiary_id.name&gt;">Name</text:text-input>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p text:style-name="P3">Domicilio:</text:p>
          </table:table-cell>
          <table:covered-table-cell/>
          <table:table-cell table:style-name="Tabla1.A1" table:number-columns-spanned="2" office:value-type="string">
            <text:p text:style-name="P3">C.U.I.L. Empleado:</text:p>
          </table:table-cell>
          <table:covered-table-cell/>
          <table:table-cell table:style-name="Tabla1.E3" table:number-columns-spanned="2" office:value-type="string">
            <text:p text:style-name="P3">Domicilio: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25"><text:span text:style-name="T6"><text:text-input text:description="&lt;o.employeer_id.street&gt;">Name</text:text-input></text:span><text:span text:style-name="T6">, </text:span><text:span text:style-name="T6"><text:text-input text:description="&lt;o.employeer_id.city&gt;">Name</text:text-input></text:span></text:p>
          </table:table-cell>
          <table:covered-table-cell/>
          <table:table-cell table:style-name="Tabla1.A2" table:number-columns-spanned="2" office:value-type="string">
            <text:p text:style-name="P33"><text:text-input text:description="&lt;o.beneficiary_id.cuit&gt;">Name</text:text-input></text:p>
          </table:table-cell>
          <table:covered-table-cell/>
          <table:table-cell table:style-name="Tabla1.E4" table:number-columns-spanned="2" office:value-type="string">
            <text:p text:style-name="P26"><text:span text:style-name="T4"><text:text-input text:description="&lt;o.beneficiary_id.street&gt;">Name</text:text-input></text:span><text:span text:style-name="T4">, </text:span><text:span text:style-name="T4"><text:text-input text:description="&lt;o.beneficiary_id.city&gt;">Name</text:text-input>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3"><text:span text:style-name="T1">Ú</text:span>lt. Per. Depositado</text:p>
          </table:table-cell>
          <table:covered-table-cell/>
          <table:table-cell table:style-name="Tabla1.E3" table:number-columns-spanned="2" office:value-type="string">
            <text:p text:style-name="P3">F<text:span text:style-name="T10">echa</text:span></text:p>
          </table:table-cell>
          <table:covered-table-cell/>
          <table:table-cell table:style-name="Tabla1.E3" office:value-type="string">
            <text:p text:style-name="P3">I<text:span text:style-name="T10">ngreso</text:span></text:p>
          </table:table-cell>
          <table:table-cell table:style-name="Tabla1.E3" office:value-type="string">
            <text:p text:style-name="P3">C<text:span text:style-name="T10">ategoría</text:span></text:p>
          </table:table-cell>
        </table:table-row>
        <table:table-row table:style-name="Tabla1.1">
          <table:table-cell table:style-name="Tabla1.A6" table:number-columns-spanned="2" office:value-type="string">
            <text:p text:style-name="P11"/>
          </table:table-cell>
          <table:covered-table-cell/>
          <table:table-cell table:style-name="Tabla1.C6" table:number-columns-spanned="2" office:value-type="string">
            <text:p text:style-name="P11"/>
          </table:table-cell>
          <table:covered-table-cell/>
          <table:table-cell table:style-name="Tabla1.C6" office:value-type="string">
            <text:p text:style-name="P15"><text:span text:style-name="T2">MES</text:span>: <text:span text:style-name="T7"><text:text-input text:description="&lt;o.beneficiary_id.date_start[5:7]&gt;">Name</text:text-input></text:span><text:span text:style-name="T7">/</text:span><text:span text:style-name="T7"><text:text-input text:description="&lt;o.beneficiary_id.date_start[2:4]&gt;">Name</text:text-input></text:span></text:p>
          </table:table-cell>
          <table:table-cell table:style-name="Tabla1.C6" office:value-type="string">
            <text:p text:style-name="P32"><text:text-input text:description="&lt;o.beneficiary_id.sigvat_category_id.name&gt;">Name</text:text-input></text:p>
          </table:table-cell>
        </table:table-row>
        <table:table-row table:style-name="Tabla1.1">
          <table:table-cell table:style-name="Tabla1.A6" office:value-type="string">
            <text:p text:style-name="P4">CONCEPTO</text:p>
          </table:table-cell>
          <table:table-cell table:style-name="Tabla1.C6" office:value-type="string">
            <text:p text:style-name="P7">HAB. REM.</text:p>
          </table:table-cell>
          <table:table-cell table:style-name="Tabla1.C6" office:value-type="string">
            <text:p text:style-name="P7">HAB. NO REM.</text:p>
          </table:table-cell>
          <table:table-cell table:style-name="Tabla1.C6" office:value-type="string">
            <text:p text:style-name="P7">DEDUC<text:span text:style-name="T14">C</text:span>.</text:p>
          </table:table-cell>
          <table:table-cell table:style-name="Tabla1.A6" table:number-columns-spanned="2" office:value-type="string">
            <text:p text:style-name="P4">CORRESPONDIENTE A</text:p>
          </table:table-cell>
          <table:covered-table-cell/>
        </table:table-row>
        <table:table-row table:style-name="Tabla1.1">
          <table:table-cell table:style-name="Tabla1.A6" table:number-columns-spanned="4" office:value-type="string">
            <text:p text:style-name="P46"><text:text-input text:description="&lt;for each=&quot;r in o.line_ids&quot;&gt;">&lt;for each="r in o.rendicion_ids"&gt;</text:text-input></text:p>
          </table:table-cell>
          <table:covered-table-cell/>
          <table:covered-table-cell/>
          <table:covered-table-cell/>
          <table:table-cell table:style-name="Tabla1.C6" table:number-rows-spanned="8" table:number-columns-spanned="2" office:value-type="string">
            <text:p text:style-name="P11"/>
          </table:table-cell>
          <table:covered-table-cell/>
        </table:table-row>
        <table:table-row table:style-name="Tabla1.1">
          <table:table-cell table:style-name="Tabla1.A6" office:value-type="string">
            <text:p text:style-name="P45"><text:text-input text:description="&lt;if test=&quot;r.concept_id.type_id.code in ['HRE','HNR','DED']&quot;&gt;">&lt;r.movilidad&gt;</text:text-input><text:text-input text:description="&lt;r.concept_id.name&gt;">&lt;r.movilidad&gt;</text:text-input><text:span text:style-name="T12"><text:text-input text:description="&lt;/if&gt;">&lt;/if&gt;</text:text-input></text:span></text:p>
          </table:table-cell>
          <table:table-cell table:style-name="Tabla1.C6" office:value-type="string">
            <text:p text:style-name="P42"><text:text-input text:description="&lt;if test=&quot;r.concept_id.type_id.code in ['HRE']&quot;&gt;">&lt;r.movilidad&gt;</text:text-input> <text:span text:style-name="T13">$ </text:span><text:text-input text:description="&lt;formatLang(r.amount)&gt;">&lt;r.movilidad&gt;</text:text-input><text:span text:style-name="T12"><text:text-input text:description="&lt;/if&gt;">&lt;/if&gt;</text:text-input></text:span></text:p>
          </table:table-cell>
          <table:table-cell table:style-name="Tabla1.C9" office:value-type="string">
            <text:p text:style-name="P43"><text:text-input text:description="&lt;if test=&quot;r.concept_id.type_id.code in ['HNR']&quot;&gt;">&lt;r.movilidad&gt;</text:text-input> <text:span text:style-name="T13">$ </text:span><text:text-input text:description="&lt;formatLang(r.amount)&gt;">&lt;r.movilidad&gt;</text:text-input><text:span text:style-name="T12"><text:text-input text:description="&lt;/if&gt;">&lt;/if&gt;</text:text-input></text:span></text:p>
          </table:table-cell>
          <table:table-cell table:style-name="Tabla1.D9" office:value-type="string">
            <text:p text:style-name="P43"><text:text-input text:description="&lt;if test=&quot;r.concept_id.type_id.code in ['DED']&quot;&gt;">&lt;r.movilidad&gt;</text:text-input> <text:span text:style-name="T13">$ </text:span><text:text-input text:description="&lt;formatLang(r.amount)&gt;">&lt;r.movilidad&gt;</text:text-input><text:span text:style-name="T12"><text:text-input text:description="&lt;/if&gt;">&lt;/if&gt;</text:text-input></text:span></text:p>
          </table:table-cell>
          <table:covered-table-cell/>
          <table:covered-table-cell/>
        </table:table-row>
        <table:table-row table:style-name="Tabla1.1">
          <table:table-cell table:style-name="Tabla1.A6" table:number-columns-spanned="4" office:value-type="string">
            <text:p text:style-name="P46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office:value-type="string">
            <text:p text:style-name="P9"/>
          </table:table-cell>
          <table:table-cell table:style-name="Tabla1.A6" office:value-type="string">
            <text:p text:style-name="P9"/>
          </table:table-cell>
          <table:table-cell table:style-name="Tabla1.C6" office:value-type="string">
            <text:p text:style-name="P19"/>
          </table:table-cell>
          <table:table-cell table:style-name="Tabla1.D11">
            <text:p text:style-name="P20"/>
          </table:table-cell>
          <table:covered-table-cell/>
          <table:covered-table-cell/>
        </table:table-row>
        <table:table-row table:style-name="Tabla1.1">
          <table:table-cell table:style-name="Tabla1.A11" office:value-type="string">
            <text:p text:style-name="P40"/>
          </table:table-cell>
          <table:table-cell table:style-name="Tabla1.A6" office:value-type="string">
            <text:p text:style-name="P40"/>
          </table:table-cell>
          <table:table-cell table:style-name="Tabla1.C6" office:value-type="string">
            <text:p text:style-name="P19"/>
          </table:table-cell>
          <table:table-cell table:style-name="Tabla1.D11">
            <text:p text:style-name="P20"/>
          </table:table-cell>
          <table:covered-table-cell/>
          <table:covered-table-cell/>
        </table:table-row>
        <table:table-row table:style-name="Tabla1.1">
          <table:table-cell table:style-name="Tabla1.A6" office:value-type="string">
            <text:p text:style-name="P40"/>
          </table:table-cell>
          <table:table-cell table:style-name="Tabla1.C6" office:value-type="string">
            <text:p text:style-name="P41"/>
          </table:table-cell>
          <table:table-cell table:style-name="Tabla1.C6" office:value-type="string">
            <text:p text:style-name="P19"/>
          </table:table-cell>
          <table:table-cell table:style-name="Tabla1.D11">
            <text:p text:style-name="P20"/>
          </table:table-cell>
          <table:covered-table-cell/>
          <table:covered-table-cell/>
        </table:table-row>
        <table:table-row table:style-name="Tabla1.1">
          <table:table-cell table:style-name="Tabla1.A11" office:value-type="string">
            <text:p text:style-name="P40"/>
          </table:table-cell>
          <table:table-cell table:style-name="Tabla1.A6" office:value-type="string">
            <text:p text:style-name="P40"/>
          </table:table-cell>
          <table:table-cell table:style-name="Tabla1.C6" office:value-type="string">
            <text:p text:style-name="P19"/>
          </table:table-cell>
          <table:table-cell table:style-name="Tabla1.D11">
            <text:p text:style-name="P20"/>
          </table:table-cell>
          <table:covered-table-cell/>
          <table:covered-table-cell/>
        </table:table-row>
        <table:table-row table:style-name="Tabla1.1">
          <table:table-cell table:style-name="Tabla1.A6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2" office:value-type="string">
            <text:p text:style-name="P3">Observación: </text:p>
          </table:table-cell>
          <table:table-cell table:style-name="Tabla1.B1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3">TOTALES</text:p>
          </table:table-cell>
          <table:table-cell table:style-name="Tabla1.B17" office:value-type="string">
            <text:p text:style-name="P23"><text:span text:style-name="T10">$ </text:span><text:span text:style-name="T5"><text:text-input text:description="&lt;formatLang(o.total_hre)&gt;">Name</text:text-input></text:span></text:p>
          </table:table-cell>
          <table:table-cell table:style-name="Tabla1.C17" office:value-type="string">
            <text:p text:style-name="P28"><text:span text:style-name="T10">$ </text:span><text:span text:style-name="T3"><text:text-input text:description="&lt;formatLang(o.total_hnr)&gt;">Name</text:text-input></text:span></text:p>
          </table:table-cell>
          <table:table-cell table:style-name="Tabla1.D17" office:value-type="string">
            <text:p text:style-name="P23"><text:span text:style-name="T10">$ </text:span><text:span text:style-name="T5"><text:text-input text:description="&lt;formatLang(o.total_deduction)&gt;">Name</text:text-input></text:span></text:p>
          </table:table-cell>
          <table:table-cell table:style-name="Tabla1.E17" table:number-columns-spanned="2" office:value-type="string">
            <text:p text:style-name="P23"><text:span text:style-name="T10"><text:s/>$ </text:span><text:span text:style-name="T5"><text:text-input text:description="&lt;formatLang(o.total_gross-o.total_deduction)&gt;">Name</text:text-input></text:span></text:p>
          </table:table-cell>
          <table:covered-table-cell/>
        </table:table-row>
        <table:table-row table:style-name="Tabla1.1">
          <table:table-cell table:style-name="Tabla1.A18" office:value-type="string">
            <text:p text:style-name="P11"/>
          </table:table-cell>
          <table:table-cell table:style-name="Tabla1.B18" office:value-type="string">
            <text:p text:style-name="P11"/>
          </table:table-cell>
          <table:table-cell table:style-name="Tabla1.C18" office:value-type="string">
            <text:p text:style-name="P11"/>
          </table:table-cell>
          <table:table-cell table:style-name="Tabla1.D18" office:value-type="string">
            <text:p text:style-name="P11"/>
          </table:table-cell>
          <table:table-cell table:style-name="Tabla1.E18" office:value-type="string">
            <text:p text:style-name="P11"/>
          </table:table-cell>
          <table:table-cell table:style-name="Tabla1.E1" office:value-type="string">
            <text:p text:style-name="P11"/>
          </table:table-cell>
        </table:table-row>
        <table:table-row table:style-name="Tabla1.19">
          <table:table-cell table:style-name="Tabla1.A19" table:number-columns-spanned="6" office:value-type="string">
            <text:p text:style-name="P37"><text:span text:style-name="Fuente_20_de_20_párrafo_20_predeter."><text:span text:style-name="T8"/></text:span></text:p>
            <text:p text:style-name="P38"><text:span text:style-name="Fuente_20_de_20_párrafo_20_predeter."><text:span text:style-name="T9"><text:text-input text:description="&lt;o.notes&gt;">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columns-spanned="6" office:value-type="string">
            <text:p text:style-name="P14">Posadas, <text:span text:style-name="T7"><text:text-input text:description="&lt;o.date[8:10]&gt;">Name</text:text-input></text:span><text:span text:style-name="T11"> de </text:span><text:span text:style-name="T7"><text:text-input text:description="&lt;o.date[5:7]&gt;">Name</text:text-input></text:span><text:span text:style-name="T11"> de </text:span><text:span text:style-name="T7"><text:text-input text:description="&lt;o.date[0:4]&gt;">Nam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1" table:number-columns-spanned="6" office:value-type="string"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2" office:value-type="string">
            <text:p text:style-name="P11"/>
          </table:table-cell>
          <table:table-cell table:style-name="Tabla1.B22" office:value-type="string">
            <text:p text:style-name="P11"/>
          </table:table-cell>
          <table:table-cell table:style-name="Tabla1.E3" table:number-columns-spanned="4" office:value-type="string">
            <text:p text:style-name="P11">Firma de Beneficiario <text:s text:c="17"/>Firma del Empleador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6" table:number-columns-spanned="6" office:value-type="string">
            <text:p text:style-name="P11"/>
            <text:p text:style-name="P11"/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6" office:value-type="string">
            <text:p text:style-name="P12">RECIBO ORIGINAL (Para el Empleador) <text:s text:c="2"/>RECIBO DUPLICADO (Para el Beneficiari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5">
          <table:table-cell table:style-name="Tabla1.A6" table:number-columns-spanned="6" office:value-type="string">
            <text:p text:style-name="P12">LEY 16.576 - 17.250 - 18.596 - 20.74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table:number-columns-spanned="2" office:value-type="string">
            <text:p text:style-name="P6">Empleador:</text:p>
          </table:table-cell>
          <table:covered-table-cell/>
          <table:table-cell table:style-name="Tabla2.A1" table:number-columns-spanned="2" office:value-type="string">
            <text:p text:style-name="P6">C.U.I.T. Empleador:</text:p>
          </table:table-cell>
          <table:covered-table-cell/>
          <table:table-cell table:style-name="Tabla2.E1" table:number-columns-spanned="2" office:value-type="string">
            <text:p text:style-name="P6">Beneficiario:</text:p>
          </table:table-cell>
          <table:covered-table-cell/>
        </table:table-row>
        <table:table-row table:style-name="Tabla2.2">
          <table:table-cell table:style-name="Tabla2.A2" table:number-columns-spanned="2" office:value-type="string">
            <text:p text:style-name="P31"><text:text-input text:description="&lt;o.employeer_id.name&gt;">Name</text:text-input></text:p>
          </table:table-cell>
          <table:covered-table-cell/>
          <table:table-cell table:style-name="Tabla2.A2" table:number-columns-spanned="2" office:value-type="string">
            <text:p text:style-name="P36"><text:text-input text:description="&lt;o.employeer_id.cuit&gt;">Name</text:text-input></text:p>
          </table:table-cell>
          <table:covered-table-cell/>
          <table:table-cell table:style-name="Tabla2.A2" table:number-columns-spanned="2" office:value-type="string">
            <text:p text:style-name="P36"><text:text-input text:description="&lt;o.beneficiary_id.name&gt;">Name</text:text-input></text:p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p text:style-name="P6">Domicilio:</text:p>
          </table:table-cell>
          <table:covered-table-cell/>
          <table:table-cell table:style-name="Tabla2.A1" table:number-columns-spanned="2" office:value-type="string">
            <text:p text:style-name="P6">C.U.I.L. Empleado:</text:p>
          </table:table-cell>
          <table:covered-table-cell/>
          <table:table-cell table:style-name="Tabla2.E3" table:number-columns-spanned="2" office:value-type="string">
            <text:p text:style-name="P6">Domicilio:</text:p>
          </table:table-cell>
          <table:covered-table-cell/>
        </table:table-row>
        <table:table-row table:style-name="Tabla2.2">
          <table:table-cell table:style-name="Tabla2.A2" table:number-columns-spanned="2" office:value-type="string">
            <text:p text:style-name="P27"><text:span text:style-name="T6"><text:text-input text:description="&lt;o.employeer_id.street&gt;">Name</text:text-input></text:span><text:span text:style-name="T6">, </text:span><text:span text:style-name="T6"><text:text-input text:description="&lt;o.employeer_id.city&gt;">Name</text:text-input></text:span></text:p>
          </table:table-cell>
          <table:covered-table-cell/>
          <table:table-cell table:style-name="Tabla2.A2" table:number-columns-spanned="2" office:value-type="string">
            <text:p text:style-name="P34"><text:text-input text:description="&lt;o.beneficiary_id.cuit&gt;">Name</text:text-input></text:p>
          </table:table-cell>
          <table:covered-table-cell/>
          <table:table-cell table:style-name="Tabla2.E4" table:number-columns-spanned="2" office:value-type="string">
            <text:p text:style-name="P27"><text:span text:style-name="T4"><text:text-input text:description="&lt;o.beneficiary_id.street&gt;">Name</text:text-input></text:span><text:span text:style-name="T4">, </text:span><text:span text:style-name="T4"><text:text-input text:description="&lt;o.beneficiary_id.city&gt;">Name</text:text-input></text:span></text:p>
          </table:table-cell>
          <table:covered-table-cell/>
        </table:table-row>
        <table:table-row table:style-name="Tabla2.1">
          <table:table-cell table:style-name="Tabla2.A1" table:number-columns-spanned="2" office:value-type="string">
            <text:p text:style-name="P6"><text:span text:style-name="T1">Ú</text:span>lt. Per. Depositado</text:p>
          </table:table-cell>
          <table:covered-table-cell/>
          <table:table-cell table:style-name="Tabla2.E3" table:number-columns-spanned="2" office:value-type="string">
            <text:p text:style-name="P6">F<text:span text:style-name="T10">echa</text:span></text:p>
          </table:table-cell>
          <table:covered-table-cell/>
          <table:table-cell table:style-name="Tabla2.E3" office:value-type="string">
            <text:p text:style-name="P6">I<text:span text:style-name="T10">ngreso</text:span></text:p>
          </table:table-cell>
          <table:table-cell table:style-name="Tabla2.E3" office:value-type="string">
            <text:p text:style-name="P6">C<text:span text:style-name="T10">ategoría</text:span></text:p>
          </table:table-cell>
        </table:table-row>
        <table:table-row table:style-name="Tabla2.1">
          <table:table-cell table:style-name="Tabla2.A6" table:number-columns-spanned="2" office:value-type="string">
            <text:p text:style-name="P16"/>
          </table:table-cell>
          <table:covered-table-cell/>
          <table:table-cell table:style-name="Tabla2.C6" table:number-columns-spanned="2" office:value-type="string">
            <text:p text:style-name="P16"/>
          </table:table-cell>
          <table:covered-table-cell/>
          <table:table-cell table:style-name="Tabla2.C6" office:value-type="string">
            <text:p text:style-name="P16"><text:span text:style-name="T2">MES</text:span>: <text:span text:style-name="T7"><text:text-input text:description="&lt;o.beneficiary_id.date_start[5:7]&gt;">Name</text:text-input></text:span><text:span text:style-name="T7">/</text:span><text:span text:style-name="T7"><text:text-input text:description="&lt;o.beneficiary_id.date_start[2:4]&gt;">Name</text:text-input></text:span></text:p>
          </table:table-cell>
          <table:table-cell table:style-name="Tabla2.C6" office:value-type="string">
            <text:p text:style-name="P34"><text:text-input text:description="&lt;o.beneficiary_id.sigvat_category_id.name&gt;">Name</text:text-input></text:p>
          </table:table-cell>
        </table:table-row>
        <table:table-row table:style-name="Tabla2.1">
          <table:table-cell table:style-name="Tabla2.A6" office:value-type="string">
            <text:p text:style-name="P5">CONCEPTO</text:p>
          </table:table-cell>
          <table:table-cell table:style-name="Tabla2.C6" office:value-type="string">
            <text:p text:style-name="P8">HAB. REM.</text:p>
          </table:table-cell>
          <table:table-cell table:style-name="Tabla2.C6" office:value-type="string">
            <text:p text:style-name="P8">HAB. NO REM.</text:p>
          </table:table-cell>
          <table:table-cell table:style-name="Tabla2.C6" office:value-type="string">
            <text:p text:style-name="P8">DEDUC<text:span text:style-name="T14">C</text:span>.</text:p>
          </table:table-cell>
          <table:table-cell table:style-name="Tabla2.A6" table:number-columns-spanned="2" office:value-type="string">
            <text:p text:style-name="P5">CORRESPONDIENTE A</text:p>
          </table:table-cell>
          <table:covered-table-cell/>
        </table:table-row>
        <table:table-row table:style-name="Tabla2.1">
          <table:table-cell table:style-name="Tabla2.A6" table:number-columns-spanned="4" office:value-type="string">
            <text:p text:style-name="P47"><text:text-input text:description="&lt;for each=&quot;r in o.line_ids&quot;&gt;">&lt;for each="r in o.rendicion_ids"&gt;</text:text-input></text:p>
          </table:table-cell>
          <table:covered-table-cell/>
          <table:covered-table-cell/>
          <table:covered-table-cell/>
          <table:table-cell table:style-name="Tabla2.C6" table:number-rows-spanned="8" table:number-columns-spanned="2" office:value-type="string">
            <text:p text:style-name="P16"/>
          </table:table-cell>
          <table:covered-table-cell/>
        </table:table-row>
        <table:table-row table:style-name="Tabla2.1">
          <table:table-cell table:style-name="Tabla2.A6" office:value-type="string">
            <text:p text:style-name="P47"><text:text-input text:description="&lt;if test=&quot;r.concept_id.type_id.code in ['HRE','HNR','DED']&quot;&gt;">&lt;r.movilidad&gt;</text:text-input><text:text-input text:description="&lt;r.concept_id.name&gt;">&lt;r.movilidad&gt;</text:text-input><text:span text:style-name="T12"><text:text-input text:description="&lt;/if&gt;">&lt;/if&gt;</text:text-input></text:span></text:p>
          </table:table-cell>
          <table:table-cell table:style-name="Tabla2.C6" office:value-type="string">
            <text:p text:style-name="P44"><text:text-input text:description="&lt;if test=&quot;r.concept_id.type_id.code in ['HRE']&quot;&gt;">&lt;r.movilidad&gt;</text:text-input> <text:span text:style-name="T13">$ </text:span><text:text-input text:description="&lt;formatLang(r.amount)&gt;">&lt;r.movilidad&gt;</text:text-input><text:span text:style-name="T12"><text:text-input text:description="&lt;/if&gt;">&lt;/if&gt;</text:text-input></text:span></text:p>
          </table:table-cell>
          <table:table-cell table:style-name="Tabla2.C9" office:value-type="string">
            <text:p text:style-name="P44"><text:text-input text:description="&lt;if test=&quot;r.concept_id.type_id.code in ['HNR']&quot;&gt;">&lt;r.movilidad&gt;</text:text-input> <text:span text:style-name="T13">$ </text:span><text:text-input text:description="&lt;formatLang(r.amount)&gt;">&lt;r.movilidad&gt;</text:text-input><text:span text:style-name="T12"><text:text-input text:description="&lt;/if&gt;">&lt;/if&gt;</text:text-input></text:span></text:p>
          </table:table-cell>
          <table:table-cell table:style-name="Tabla2.D9" office:value-type="string">
            <text:p text:style-name="P44"><text:text-input text:description="&lt;if test=&quot;r.concept_id.type_id.code in ['DED']&quot;&gt;">&lt;r.movilidad&gt;</text:text-input> <text:span text:style-name="T13">$ </text:span><text:text-input text:description="&lt;formatLang(r.amount)&gt;">&lt;r.movilidad&gt;</text:text-input><text:span text:style-name="T12"><text:text-input text:description="&lt;/if&gt;">&lt;/if&gt;</text:text-input></text:span></text:p>
          </table:table-cell>
          <table:covered-table-cell/>
          <table:covered-table-cell/>
        </table:table-row>
        <table:table-row table:style-name="Tabla2.1">
          <table:table-cell table:style-name="Tabla2.A6" table:number-columns-spanned="4" office:value-type="string">
            <text:p text:style-name="P47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1" office:value-type="string">
            <text:p text:style-name="P10"/>
          </table:table-cell>
          <table:table-cell table:style-name="Tabla2.A6" office:value-type="string">
            <text:p text:style-name="P10"/>
          </table:table-cell>
          <table:table-cell table:style-name="Tabla2.C6" office:value-type="string">
            <text:p text:style-name="P22"/>
          </table:table-cell>
          <table:table-cell table:style-name="Tabla2.D11">
            <text:p text:style-name="P21"/>
          </table:table-cell>
          <table:covered-table-cell/>
          <table:covered-table-cell/>
        </table:table-row>
        <table:table-row table:style-name="Tabla2.1">
          <table:table-cell table:style-name="Tabla2.A11" office:value-type="string">
            <text:p text:style-name="P47"/>
          </table:table-cell>
          <table:table-cell table:style-name="Tabla2.A6" office:value-type="string">
            <text:p text:style-name="P47"/>
          </table:table-cell>
          <table:table-cell table:style-name="Tabla2.C6" office:value-type="string">
            <text:p text:style-name="P22"/>
          </table:table-cell>
          <table:table-cell table:style-name="Tabla2.D11">
            <text:p text:style-name="P21"/>
          </table:table-cell>
          <table:covered-table-cell/>
          <table:covered-table-cell/>
        </table:table-row>
        <table:table-row table:style-name="Tabla2.1">
          <table:table-cell table:style-name="Tabla2.A6" office:value-type="string">
            <text:p text:style-name="P47"/>
          </table:table-cell>
          <table:table-cell table:style-name="Tabla2.C6" office:value-type="string">
            <text:p text:style-name="P44"/>
          </table:table-cell>
          <table:table-cell table:style-name="Tabla2.C6" office:value-type="string">
            <text:p text:style-name="P22"/>
          </table:table-cell>
          <table:table-cell table:style-name="Tabla2.D11">
            <text:p text:style-name="P21"/>
          </table:table-cell>
          <table:covered-table-cell/>
          <table:covered-table-cell/>
        </table:table-row>
        <table:table-row table:style-name="Tabla2.1">
          <table:table-cell table:style-name="Tabla2.A11" office:value-type="string">
            <text:p text:style-name="P47"/>
          </table:table-cell>
          <table:table-cell table:style-name="Tabla2.A6" office:value-type="string">
            <text:p text:style-name="P47"/>
          </table:table-cell>
          <table:table-cell table:style-name="Tabla2.C6" office:value-type="string">
            <text:p text:style-name="P22"/>
          </table:table-cell>
          <table:table-cell table:style-name="Tabla2.D11">
            <text:p text:style-name="P21"/>
          </table:table-cell>
          <table:covered-table-cell/>
          <table:covered-table-cell/>
        </table:table-row>
        <table:table-row table:style-name="Tabla2.1">
          <table:table-cell table:style-name="Tabla2.A6" table:number-columns-spanned="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6">
          <table:table-cell table:style-name="Tabla2.A2" office:value-type="string">
            <text:p text:style-name="P6">Observación: </text:p>
          </table:table-cell>
          <table:table-cell table:style-name="Tabla2.B16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6">TOTALES</text:p>
          </table:table-cell>
          <table:table-cell table:style-name="Tabla2.B17" office:value-type="string">
            <text:p text:style-name="P24"><text:span text:style-name="T10">$ </text:span><text:span text:style-name="T5"><text:text-input text:description="&lt;formatLang(o.total_hre)&gt;">Name</text:text-input></text:span></text:p>
          </table:table-cell>
          <table:table-cell table:style-name="Tabla2.C17" office:value-type="string">
            <text:p text:style-name="P29"><text:span text:style-name="T10">$ </text:span><text:span text:style-name="T3"><text:text-input text:description="&lt;formatLang(o.total_hnr)&gt;">Name</text:text-input></text:span></text:p>
          </table:table-cell>
          <table:table-cell table:style-name="Tabla2.D17" office:value-type="string">
            <text:p text:style-name="P24"><text:span text:style-name="T10">$ </text:span><text:span text:style-name="T5"><text:text-input text:description="&lt;formatLang(o.total_deduction)&gt;">Name</text:text-input></text:span></text:p>
          </table:table-cell>
          <table:table-cell table:style-name="Tabla2.E17" table:number-columns-spanned="2" office:value-type="string">
            <text:p text:style-name="P24"><text:span text:style-name="T10"><text:s/>$ </text:span><text:span text:style-name="T5"><text:text-input text:description="&lt;formatLang(o.total_gross-o.total_deduction)&gt;">Name</text:text-input></text:span></text:p>
          </table:table-cell>
          <table:covered-table-cell/>
        </table:table-row>
        <table:table-row table:style-name="Tabla2.1">
          <table:table-cell table:style-name="Tabla2.A18" office:value-type="string">
            <text:p text:style-name="P16"/>
          </table:table-cell>
          <table:table-cell table:style-name="Tabla2.B18" office:value-type="string">
            <text:p text:style-name="P16"/>
          </table:table-cell>
          <table:table-cell table:style-name="Tabla2.C18" office:value-type="string">
            <text:p text:style-name="P16"/>
          </table:table-cell>
          <table:table-cell table:style-name="Tabla2.D18" office:value-type="string">
            <text:p text:style-name="P16"/>
          </table:table-cell>
          <table:table-cell table:style-name="Tabla2.E18" office:value-type="string">
            <text:p text:style-name="P16"/>
          </table:table-cell>
          <table:table-cell table:style-name="Tabla2.E1" office:value-type="string">
            <text:p text:style-name="P16"/>
          </table:table-cell>
        </table:table-row>
        <table:table-row table:style-name="Tabla2.19">
          <table:table-cell table:style-name="Tabla2.A19" table:number-columns-spanned="6" office:value-type="string">
            <text:p text:style-name="P39"><text:span text:style-name="Fuente_20_de_20_párrafo_20_predeter."><text:span text:style-name="T8"/></text:span></text:p>
            <text:p text:style-name="P39"><text:span text:style-name="Fuente_20_de_20_párrafo_20_predeter."><text:span text:style-name="T9"><text:text-input text:description="&lt;o.notes&gt;">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3" table:number-columns-spanned="6" office:value-type="string">
            <text:p text:style-name="P16">Posadas, <text:span text:style-name="T7"><text:text-input text:description="&lt;o.date[8:10]&gt;">Name</text:text-input></text:span><text:span text:style-name="T11"> de </text:span><text:span text:style-name="T7"><text:text-input text:description="&lt;o.date[5:7]&gt;">Name</text:text-input></text:span><text:span text:style-name="T11"> de </text:span><text:span text:style-name="T7"><text:text-input text:description="&lt;o.date[0:4]&gt;">Nam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1" table:number-columns-spanned="6" office:value-type="string">
            <text:p text:style-name="P16"/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2" office:value-type="string">
            <text:p text:style-name="P16"/>
          </table:table-cell>
          <table:table-cell table:style-name="Tabla2.B22" office:value-type="string">
            <text:p text:style-name="P16"/>
          </table:table-cell>
          <table:table-cell table:style-name="Tabla2.E3" table:number-columns-spanned="4" office:value-type="string">
            <text:p text:style-name="P16">Firma de Beneficiario <text:s text:c="17"/>Firma del Empleador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6" table:number-columns-spanned="6" office:value-type="string">
            <text:p text:style-name="P16"/>
            <text:p text:style-name="P16"/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6" office:value-type="string">
            <text:p text:style-name="P13">RECIBO ORIGINAL (Para el Empleador) <text:s text:c="2"/>RECIBO DUPLICADO (Para el Beneficiari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25">
          <table:table-cell table:style-name="Tabla2.A6" table:number-columns-spanned="6" office:value-type="string">
            <text:p text:style-name="P13">LEY 16.576 - 17.250 - 18.596 - 20.74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1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9:46:59.098000000</meta:creation-date>
    <dc:date>2017-07-15T13:04:52.046721484</dc:date>
    <meta:editing-duration>PT21H38M47S</meta:editing-duration>
    <meta:editing-cycles>48</meta:editing-cycles>
    <meta:generator>LibreOffice/5.1.6.2$Linux_X86_64 LibreOffice_project/10m0$Build-2</meta:generator>
    <meta:document-statistic meta:table-count="2" meta:image-count="0" meta:object-count="0" meta:page-count="1" meta:paragraph-count="80" meta:word-count="330" meta:character-count="1432" meta:non-whitespace-character-count="1290"/>
  </office:meta>
</office:document-meta>
</file>